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572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0.635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5" style:family="table-column">
      <style:table-column-properties fo:break-before="auto" style:column-width="2.096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3.97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6.30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71cm solid #000000" fo:background-color="#ffcc00" fo:wrap-option="wrap" fo:border-left="0.071cm solid #000000" fo:border-right="0.002cm solid #000000" fo:border-top="0.071cm solid #000000" style:vertical-align="top"/>
    </style:style>
    <style:style style:name="ce9" style:family="table-cell" style:parent-style-name="Default" style:data-style-name="N0">
      <style:table-cell-properties fo:wrap-option="wrap" style:direction="ttb" style:vertical-align="middle"/>
    </style:style>
    <style:style style:name="ce10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15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19" style:family="table-cell" style:parent-style-name="Default" style:data-style-name="N0">
      <style:table-cell-properties fo:background-color="#808080"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21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25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6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27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30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16.163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4" table:default-cell-style-name="ce7"/>
        <table:table-column table:style-name="co5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office:forms form:automatic-focus="false" form:apply-design-mode="false"/>
        <table:table-column table:style-name="co6" table:default-cell-style-name="ce10"/>
        <table:table-column table:style-name="co7" table:default-cell-style-name="ce12"/>
        <table:table-column table:style-name="co8" table:default-cell-style-name="ce16"/>
        <table:table-column table:style-name="co7" table:default-cell-style-name="ce12"/>
        <table:table-column table:style-name="co9" table:default-cell-style-name="ce16"/>
        <table:table-column table:style-name="co10" table:default-cell-style-name="ce12"/>
        <table:table-column table:style-name="co11" table:default-cell-style-name="ce16"/>
        <table:table-column table:style-name="co11" table:default-cell-style-name="ce12"/>
        <table:table-column table:style-name="co12" table:default-cell-style-name="ce16"/>
        <table:table-column table:style-name="co7" table:default-cell-style-name="ce12"/>
        <table:table-column table:style-name="co13" table:default-cell-style-name="ce16"/>
        <table:table-column table:style-name="co7" table:default-cell-style-name="ce12"/>
        <table:table-column table:style-name="co14" table:default-cell-style-name="ce16"/>
        <table:table-column table:style-name="co15" table:default-cell-style-name="ce12"/>
        <table:table-column table:style-name="co5" table:number-columns-repeated="1010" table:default-cell-style-name="ce7"/>
        <table:table-row table:style-name="ro1">
          <table:table-cell table:style-name="ce8"/>
          <table:table-cell table:style-name="ce11" office:value-type="string">
            <text:p>１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２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３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４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５桁目</text:p>
          </table:table-cell>
          <table:table-cell table:style-name="ce15" office:value-type="string">
            <text:p>意味</text:p>
          </table:table-cell>
          <table:table-cell table:style-name="ce11" office:value-type="string">
            <text:p>６桁目</text:p>
          </table:table-cell>
          <table:table-cell table:style-name="ce15" office:value-type="string">
            <text:p>意味</text:p>
          </table:table-cell>
          <table:table-cell table:style-name="ce26" office:value-type="string">
            <text:p>７～１０桁目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33">
            <text:p>プログラム資源命名規約</text:p>
          </table:table-cell>
          <table:table-cell office:value-type="string" table:number-columns-spanned="1" table:number-rows-spanned="33">
            <text:p>p</text:p>
          </table:table-cell>
          <table:table-cell office:value-type="string" table:number-columns-spanned="1" table:number-rows-spanned="33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0" office:value-type="string">
            <text:p>0</text:p>
          </table:table-cell>
          <table:table-cell table:style-name="ce22" office:value-type="string">
            <text:p>-</text:p>
          </table:table-cell>
          <table:table-cell table:style-name="ce20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5" office:value-type="string" table:number-columns-spanned="4" table:number-rows-spanned="33">
            <text:p>01固定だが、複数ある場合は順に値を増やす</text:p>
          </table:table-cell>
          <table:covered-table-cell/>
          <table:covered-table-cell table:style-name="Default"/>
          <table:covered-table-cell table:style-name="Default">
            <draw:frame table:end-cell-address="ID体系.Q34" table:end-x="0.223cm" table:end-y="0.398cm" draw:z-index="0" draw:style-name="gr1" svg:width="5.727cm" svg:height="16.163cm" svg:x="2.868cm" svg:y="0.037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covered-table-cell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ログイン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style-name="ce9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17" office:value-type="string">
            <text:p>パスワード変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s</text:p>
          </table:table-cell>
          <table:table-cell office:value-type="string">
            <text:p>詳細画面</text:p>
          </table:table-cell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人員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部署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作業場所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作業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作業指示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作業入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7" office:value-type="string">
            <text:p>資料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7" office:value-type="string">
            <text:p>権限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付帯定義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マイツリ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システム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ファイル取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o</text:p>
          </table:table-cell>
          <table:table-cell table:style-name="ce17" office:value-type="string">
            <text:p>ファイル出力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4" office:value-type="string">
            <text:p>ログ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ネットワーク設定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4" office:value-type="string">
            <text:p>休止期間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4" office:value-type="string">
            <text:p>作業進捗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d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4" office:value-type="string">
            <text:p>出来高一覧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f</text:p>
          </table:table-cell>
          <table:table-cell table:style-name="ce24" office:value-type="string">
            <text:p>作業フロー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y</text:p>
          </table:table-cell>
          <table:table-cell table:style-name="ce24" office:value-type="string">
            <text:p>予定表示-年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予定表示-月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予定表示-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y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d</text:p>
          </table:table-cell>
          <table:table-cell table:style-name="ce24" office:value-type="string">
            <text:p>予定表示-日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u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24" office:value-type="string">
            <text:p>ユーザ情報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4" office:value-type="string">
            <text:p>統合システム管理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24" office:value-type="string">
            <text:p>顧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q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c</text:p>
          </table:table-cell>
          <table:table-cell table:style-name="ce24" office:value-type="string">
            <text:p>システム休止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covered-table-cell table:number-columns-repeated="3"/>
          <table:table-cell table:style-name="ce18"/>
          <table:table-cell table:style-name="ce19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共通機能</text:p>
          </table:table-cell>
          <table:covered-table-cell table:number-columns-repeated="2"/>
          <table:covered-table-cell table:number-columns-repeated="2" table:style-name="Default"/>
          <table:table-cell/>
          <table:table-cell table:style-name="ce12" table:number-columns-repeated="2"/>
          <table:table-cell table:number-columns-repeated="1008"/>
        </table:table-row>
        <table:table-row table:style-name="ro1">
          <table:table-cell table:style-name="ce9" office:value-type="string" table:number-columns-spanned="1" table:number-rows-spanned="21">
            <text:p>データ命名規約</text:p>
          </table:table-cell>
          <table:table-cell table:style-name="ce13" office:value-type="string" table:number-columns-spanned="1" table:number-rows-spanned="21">
            <text:p>d</text:p>
          </table:table-cell>
          <table:table-cell table:style-name="ce4" office:value-type="string" table:number-columns-spanned="1" table:number-rows-spanned="21">
            <text:p>データベース（テーブル名命名規約）</text:p>
          </table:table-cell>
          <table:table-cell office:value-type="string" table:number-columns-spanned="1" table:number-rows-spanned="19">
            <text:p>c</text:p>
          </table:table-cell>
          <table:table-cell office:value-type="string" table:number-columns-spanned="1" table:number-rows-spanned="19">
            <text:p>顧客別情報</text:p>
          </table:table-cell>
          <table:table-cell table:style-name="ce20" office:value-type="string">
            <text:p>0</text:p>
          </table:table-cell>
          <table:table-cell table:style-name="ce22" office:value-type="string">
            <text:p>-</text:p>
          </table:table-cell>
          <table:table-cell table:style-name="ce20" office:value-type="float" office:value="0">
            <text:p>0</text:p>
          </table:table-cell>
          <table:table-cell office:value-type="string">
            <text:p>その他</text:p>
          </table:table-cell>
          <table:table-cell table:style-name="ce25" office:value-type="string" table:number-columns-spanned="4" table:number-rows-spanned="21">
            <text:p>01固定</text:p>
          </table:table-cell>
          <table:covered-table-cell table:number-columns-repeated="3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style-name="ce14"/>
          <table:covered-table-cell table:style-name="ce17"/>
          <table:table-cell table:style-name="Default" office:value-type="string">
            <text:p>j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人員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b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部署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作業場所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作業定義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作業指示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作業入力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r</text:p>
          </table:table-cell>
          <table:table-cell table:style-name="ce17" office:value-type="string">
            <text:p>資料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17" office:value-type="string">
            <text:p>権限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t</text:p>
          </table:table-cell>
          <table:table-cell table:style-name="ce17" office:value-type="string">
            <text:p>マイツリー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s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システム設定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b</text:p>
          </table:table-cell>
          <table:table-cell table:style-name="ce17" office:value-type="string">
            <text:p>掲示板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f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i</text:p>
          </table:table-cell>
          <table:table-cell table:style-name="ce17" office:value-type="string">
            <text:p>ファイル定義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l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g</text:p>
          </table:table-cell>
          <table:table-cell table:style-name="ce24" office:value-type="string">
            <text:p>ログ一覧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n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w</text:p>
          </table:table-cell>
          <table:table-cell table:style-name="ce24" office:value-type="string">
            <text:p>ネットワーク設定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j</text:p>
          </table:table-cell>
          <table:table-cell table:style-name="ce24" office:value-type="string">
            <text:p>休止期間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number-columns-repeated="2"/>
          <table:table-cell table:style-name="Default" office:value-type="string">
            <text:p>t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24" office:value-type="string">
            <text:p>統合システム管理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covered-table-cell table:style-name="ce14"/>
          <table:covered-table-cell/>
          <table:table-cell table:style-name="Default" office:value-type="string">
            <text:p>m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s</text:p>
          </table:table-cell>
          <table:table-cell table:style-name="ce17" office:value-type="string">
            <text:p>メッセージ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number-columns-repeated="2" table:style-name="ce13"/>
          <table:table-cell table:style-name="ce14" office:value-type="string" table:number-columns-spanned="1" table:number-rows-spanned="2">
            <text:p>a</text:p>
          </table:table-cell>
          <table:table-cell table:style-name="ce17" office:value-type="string" table:number-columns-spanned="1" table:number-rows-spanned="2">
            <text:p>全システム共通資源</text:p>
          </table:table-cell>
          <table:table-cell table:style-name="Default" office:value-type="string">
            <text:p>k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k</text:p>
          </table:table-cell>
          <table:table-cell table:style-name="ce17" office:value-type="string">
            <text:p>顧客</text:p>
          </table:table-cell>
          <table:covered-table-cell table:style-name="ce25"/>
          <table:covered-table-cell table:number-columns-repeated="3"/>
          <table:table-cell table:style-name="ce18"/>
          <table:table-cell table:number-columns-repeated="1010"/>
        </table:table-row>
        <table:table-row table:style-name="ro1">
          <table:covered-table-cell/>
          <table:covered-table-cell table:style-name="ce14"/>
          <table:covered-table-cell table:style-name="ce17"/>
          <table:covered-table-cell table:style-name="ce14"/>
          <table:covered-table-cell table:style-name="ce17"/>
          <table:table-cell table:style-name="Default" office:value-type="string">
            <text:p>c</text:p>
          </table:table-cell>
          <table:table-cell table:style-name="Default" office:value-type="string">
            <text:p>-</text:p>
          </table:table-cell>
          <table:table-cell table:style-name="Default" office:value-type="string">
            <text:p>m</text:p>
          </table:table-cell>
          <table:table-cell table:style-name="ce24" office:value-type="string">
            <text:p>共通機能</text:p>
          </table:table-cell>
          <table:covered-table-cell table:number-columns-repeated="4"/>
          <table:table-cell table:style-name="ce18"/>
          <table:table-cell table:number-columns-repeated="1010"/>
        </table:table-row>
        <table:table-row table:style-name="ro1">
          <table:table-cell office:value-type="string" table:number-columns-spanned="1" table:number-rows-spanned="11">
            <text:p>コード</text:p>
          </table:table-cell>
          <table:table-cell office:value-type="string" table:number-columns-spanned="1" table:number-rows-spanned="11">
            <text:p>m</text:p>
          </table:table-cell>
          <table:table-cell table:style-name="ce12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0" office:value-type="string" table:number-columns-spanned="5" table:number-rows-spanned="11">
            <text:p>000001から順に割り振る</text:p>
          </table:table-cell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h</text:p>
          </table:table-cell>
          <table:table-cell office:value-type="string">
            <text:p>ヘッダ画面</text:p>
          </table:table-cell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t</text:p>
          </table:table-cell>
          <table:table-cell office:value-type="string">
            <text:p>ツリー画面</text:p>
          </table:table-cell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s</text:p>
          </table:table-cell>
          <table:table-cell office:value-type="string">
            <text:p>詳細画面</text:p>
          </table:table-cell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o</text:p>
          </table:table-cell>
          <table:table-cell office:value-type="string">
            <text:p>成功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2"/>
          <table:covered-table-cell table:style-name="ce12"/>
          <table:table-cell office:value-type="string">
            <text:p>v</text:p>
          </table:table-cell>
          <table:table-cell office:value-type="string">
            <text:p>詳細トップ画面</text:p>
          </table:table-cell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一覧画面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p</text:p>
          </table:table-cell>
          <table:table-cell office:value-type="string">
            <text:p>ポップアップ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c</text:p>
          </table:table-cell>
          <table:table-cell office:value-type="string">
            <text:p>共通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m</text:p>
          </table:table-cell>
          <table:table-cell office:value-type="string">
            <text:p>メール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l</text:p>
          </table:table-cell>
          <table:table-cell office:value-type="string">
            <text:p>ログ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>
          <table:covered-table-cell table:number-columns-repeated="3"/>
          <table:table-cell office:value-type="string">
            <text:p>f</text:p>
          </table:table-cell>
          <table:table-cell office:value-type="string">
            <text:p>ftp</text:p>
          </table:table-cell>
          <table:table-cell table:style-name="ce21"/>
          <table:table-cell table:style-name="ce23"/>
          <table:table-cell table:style-name="ce21"/>
          <table:table-cell table:style-name="ce23"/>
          <table:covered-table-cell/>
          <table:covered-table-cell table:style-name="Default"/>
          <table:covered-table-cell table:number-columns-repeated="3"/>
          <table:table-cell table:number-columns-repeated="101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コード一覧" table:style-name="ta4">
        <table:table-column table:style-name="co16" table:default-cell-style-name="ce7"/>
        <table:table-column table:style-name="co17" table:default-cell-style-name="ce7"/>
        <table:table-column table:style-name="co18" table:default-cell-style-name="ce31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5" table:number-columns-repeated="1018" table:default-cell-style-name="ce7"/>
        <table:table-row table:style-name="ro1">
          <table:table-cell table:style-name="ce27" office:value-type="string">
            <text:p>種別英名</text:p>
          </table:table-cell>
          <table:table-cell table:style-name="ce29" office:value-type="string">
            <text:p>種別和名</text:p>
          </table:table-cell>
          <table:table-cell table:style-name="ce30" office:value-type="string">
            <text:p>コード</text:p>
          </table:table-cell>
          <table:table-cell table:style-name="ce29" office:value-type="string">
            <text:p>表示名称</text:p>
          </table:table-cell>
          <table:table-cell table:style-name="ce29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32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Tani</text:p>
          </table:table-cell>
          <table:table-cell table:style-name="ce28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Cyc</text:p>
          </table:table-cell>
          <table:table-cell table:style-name="ce16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im</text:p>
          </table:table-cell>
          <table:table-cell table:style-name="ce16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OkNg</text:p>
          </table:table-cell>
          <table:table-cell table:style-name="ce16" office:value-type="string">
            <text:p>参加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OkNg</text:p>
          </table:table-cell>
          <table:table-cell table:style-name="ce16" office:value-type="string">
            <text:p>参加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WkStPlHumNd</text:p>
          </table:table-cell>
          <table:table-cell table:style-name="ce16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WkPosNd</text:p>
          </table:table-cell>
          <table:table-cell table:style-name="ce16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PlDNd</text:p>
          </table:table-cell>
          <table:table-cell table:style-name="ce28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PlDNd</text:p>
          </table:table-cell>
          <table:table-cell table:style-name="ce28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PlDNd</text:p>
          </table:table-cell>
          <table:table-cell table:style-name="ce28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PlDNd</text:p>
          </table:table-cell>
          <table:table-cell table:style-name="ce28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VNd</text:p>
          </table:table-cell>
          <table:table-cell table:style-name="ce28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VNd</text:p>
          </table:table-cell>
          <table:table-cell table:style-name="ce28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StDNd</text:p>
          </table:table-cell>
          <table:table-cell table:style-name="ce28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EdDNd</text:p>
          </table:table-cell>
          <table:table-cell table:style-name="ce28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MailFlg</text:p>
          </table:table-cell>
          <table:table-cell table:style-name="ce28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28" office:value-type="string">
            <text:p>WkMailFlg</text:p>
          </table:table-cell>
          <table:table-cell table:style-name="ce28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CalFlg</text:p>
          </table:table-cell>
          <table:table-cell table:style-name="ce16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CalFlg</text:p>
          </table:table-cell>
          <table:table-cell table:style-name="ce16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UsUnUs</text:p>
          </table:table-cell>
          <table:table-cell table:style-name="ce16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sUnUs</text:p>
          </table:table-cell>
          <table:table-cell table:style-name="ce16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UFlg</text:p>
          </table:table-cell>
          <table:table-cell table:style-name="ce16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0">
            <text:p>10</text:p>
          </table:table-cell>
          <table:table-cell office:value-type="string">
            <text:p>開始待ち</text:p>
          </table:table-cell>
          <table:table-cell office:value-type="string">
            <text:p>未</text:p>
          </table:table-cell>
          <table:table-cell office:value-type="string">
            <text:p>表示名称　の側は　サービスや作業の場合に表示する文字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1">
            <text:p>11</text:p>
          </table:table-cell>
          <table:table-cell office:value-type="string">
            <text:p>調査中</text:p>
          </table:table-cell>
          <table:table-cell office:value-type="string">
            <text:p>調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2">
            <text:p>12</text:p>
          </table:table-cell>
          <table:table-cell office:value-type="string">
            <text:p>待機中</text:p>
          </table:table-cell>
          <table:table-cell office:value-type="string">
            <text:p>待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3">
            <text:p>13</text:p>
          </table:table-cell>
          <table:table-cell office:value-type="string">
            <text:p>検討中</text:p>
          </table:table-cell>
          <table:table-cell office:value-type="string">
            <text:p>検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4">
            <text:p>14</text:p>
          </table:table-cell>
          <table:table-cell office:value-type="string">
            <text:p>休止中</text:p>
          </table:table-cell>
          <table:table-cell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ts</text:p>
          </table:table-cell>
          <table:table-cell office:value-type="string">
            <text:p>状態</text:p>
          </table:table-cell>
          <table:table-cell office:value-type="float" office:value="18">
            <text:p>18</text:p>
          </table:table-cell>
          <table:table-cell office:value-type="string">
            <text:p>終了</text:p>
          </table:table-cell>
          <table:table-cell office:value-type="string">
            <text:p>抹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6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WkType</text:p>
          </table:table-cell>
          <table:table-cell table:style-name="ce16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BbsType</text:p>
          </table:table-cell>
          <table:table-cell table:style-name="ce16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HowCom</text:p>
          </table:table-cell>
          <table:table-cell table:style-name="ce16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6" office:value-type="string">
            <text:p>FinalAns</text:p>
          </table:table-cell>
          <table:table-cell table:style-name="ce16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189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190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191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192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193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194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195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196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197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198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199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00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01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02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03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04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05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06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07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6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24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24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24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24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24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24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24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24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24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24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24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24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24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24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24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24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24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24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24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24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4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24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24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24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24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24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24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24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24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24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24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24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24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24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24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24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24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24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24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24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24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24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24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24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正常メッセージ</text:p>
          </table:table-cell>
          <table:table-cell table:style-name="ce31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警告メッセージ</text:p>
          </table:table-cell>
          <table:table-cell table:style-name="ce31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操作異常メッセージ</text:p>
          </table:table-cell>
          <table:table-cell table:style-name="ce31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31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9">2021/07/09</text:date>, <text:time>15:4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09">2021/07/09</text:date> <text:time>15:46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09">2021/07/09</text:date> <text:time>15:46:09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7-09T15:46:09.22</dc:date>
    <meta:editing-duration>PT9H39M22S</meta:editing-duration>
    <meta:editing-cycles>26</meta:editing-cycles>
    <meta:document-statistic meta:table-count="4" meta:cell-count="1729" meta:object-count="2"/>
  </office:meta>
</office:document-meta>
</file>